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586ed" officeooo:paragraph-rsid="001586ed"/>
    </style:style>
    <style:style style:name="P2" style:family="paragraph" style:parent-style-name="Text_20_body">
      <style:text-properties officeooo:rsid="001a3c59" officeooo:paragraph-rsid="001a3c59"/>
    </style:style>
    <style:style style:name="P3" style:family="paragraph" style:parent-style-name="Text_20_body">
      <style:text-properties officeooo:paragraph-rsid="001af369"/>
    </style:style>
    <style:style style:name="P4" style:family="paragraph" style:parent-style-name="Title">
      <style:text-properties officeooo:rsid="001586ed" officeooo:paragraph-rsid="001586ed"/>
    </style:style>
    <style:style style:name="T1" style:family="text">
      <style:text-properties officeooo:rsid="00176460"/>
    </style:style>
    <style:style style:name="T2" style:family="text">
      <style:text-properties officeooo:rsid="001af36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 3. Clustering</text:p>
      <text:h text:style-name="P1" text:outline-level="1">Segmentation de la base de données « Square 1 »</text:h>
      <text:p text:style-name="P3"><text:span text:style-name="T1">1 </text:span>– <text:span text:style-name="T1">Étant donné qu'il s'agit de coordonnées de points, la distance euclidienne semble la plus appropriée. Nous avons deux dimensions : abscisse, et ordonnée. On normalise les données afin de gérer les cas où les intervalles sont drastiquement . La formule de distance sera donc :</text:span></text:p>
      <text:p text:style-name="P3"><draw:frame draw:style-name="fr1" draw:name="Objet1" text:anchor-type="as-char" svg:y="-0.87cm" svg:width="8.996cm" svg:height="1.2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2<text:span text:style-name="T1"> </text:span>– <text:span text:style-name="T2">Nous avons ici deux dimensions, abscisse et ordonnée. Nous utiliserons donc deux moyennes arithmétiques pour représenter la moyenne des donnée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 Armand</meta:initial-creator>
    <meta:creation-date>2016-02-22T16:02:29.565200633</meta:creation-date>
    <dc:date>2016-02-22T17:20:01.204074431</dc:date>
    <dc:creator>Bour Armand</dc:creator>
    <meta:editing-duration>PT47M8S</meta:editing-duration>
    <meta:editing-cycles>5</meta:editing-cycles>
    <meta:generator>LibreOffice/4.3.3.2$Linux_X86_64 LibreOffice_project/430m0$Build-2</meta:generator>
    <meta:document-statistic meta:table-count="0" meta:image-count="0" meta:object-count="1" meta:page-count="1" meta:paragraph-count="5" meta:word-count="80" meta:character-count="490" meta:non-whitespace-character-count="412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frac>
                    <mrow>
                      <mo fence="true" stretchy="true">|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i>j</mi>
                          </msub>
                        </mrow>
                      </mrow>
                      <mo fence="true" stretchy="true">|</mo>
                    </mrow>
                    <mrow>
                      <mi mathvariant="italic">max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mi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frac>
                    <mrow>
                      <mo fence="true" stretchy="true">|</mo>
                      <mrow>
                        <mrow>
                          <msub>
                            <mi>y</mi>
                            <mi>i</mi>
                          </msub>
                          <mo stretchy="false">−</mo>
                          <msub>
                            <mi>y</mi>
                            <mi>j</mi>
                          </msub>
                        </mrow>
                      </mrow>
                      <mo fence="true" stretchy="true">|</mo>
                    </mrow>
                    <mrow>
                      <mi mathvariant="italic">max</mi>
                      <mrow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o stretchy="false">−</mo>
                        <mi mathvariant="italic">min</mi>
                      </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n>2</mn>
            </msup>
          </mrow>
        </msqrt>
      </mrow>
    </mrow>
    <annotation encoding="StarMath 5.0">d(i, j) = sqrt{({abs{x_{i} - x_{j}}} over {max(x) - min(x)} )^{2} + ({abs{y_{i} - y_{j}}} over {max(y) - min(y)})^{2}} </annotation>
  </semantics>
</math>
</file>